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a3c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1">
        <text:h text:style-name="Heading_20_4" text:outline-level="4"><text:s/><text:span text:style-name="T1">öffnen/schließen</text:span></text:h>
        <text:p text:style-name="Textkörper_20_Einrückung_20_Organon">Die Seitenleiste wird mit Menu &gt; Ansicht &gt; Seitenleiste geöffnet.</text:p>
        <text:p text:style-name="Textkörper_20_Einrückung_20_Organon">Unter LO muss sie eventuell noch aktiviert werden:</text:p>
        <text:p text:style-name="Textkörper_20_Einrückung_20_Organon">Extras &gt; Optionen &gt; LibreOffice &gt; Erweitert &gt; Experimentelle Funktionen aktivieren</text:p>
        <text:p text:style-name="Textkörper_20_Einrückung_20_Organon"/>
        <text:p text:style-name="Textkörper_20_Einrückung_20_Organon">Wenn Organon geschlossen wird, wird auch die Seitenleiste von Organon geschlossen. Andernfalls könnten in der Seitenleiste Funktionen aktiviert bleiben, die die Arbeit an anderen Dokumenten ungewollt beeinfluss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57" meta:character-count="427" meta:non-whitespace-character-count="374"/>
    <dc:date>2014-07-09T11:11:22.948000000</dc:date>
    <meta:editing-duration>P0D</meta:editing-duration>
    <meta:editing-cycles>1</meta:editing-cycles>
    <meta:generator>LibreOffice/4.2.5.2$Windows_x86 LibreOffice_project/61cb170a04bb1f12e77c884eab9192be736ec5f5</meta:generator>
  </office:meta>
</office:document-meta>
</file>